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2" style:family="paragraph"/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ListParagraph" style:list-style-name="LFO4" style:family="paragraph"/>
    <style:style style:name="P11" style:parent-style-name="ListParagraph" style:list-style-name="LFO4" style:family="paragraph"/>
    <style:style style:name="P1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ListParagraph" style:list-style-name="LFO5" style:family="paragraph"/>
    <style:style style:name="P15" style:parent-style-name="ListParagraph" style:list-style-name="LFO5" style:family="paragraph"/>
  </office:automatic-styles>
  <office:body>
    <office:text text:use-soft-page-breaks="true">
      <text:p text:style-name="P1">Work Progress Document on “Revised Dataset of Engineered Machine Learning for enhanced curation”</text:p>
      <text:p text:style-name="P2"/>
      <text:p text:style-name="P3">Phase I: Dataset Evaluation and Modification<text:s/>(Completed)</text:p>
      <text:p text:style-name="P4">Objectives:</text:p>
      <text:list text:style-name="LFO1" text:continue-numbering="true">
        <text:list-item>
          <text:p text:style-name="P5">Create a new dataset that contains the data of Engineered ML projects after 2020 till now. By considering the 8 dimensions criteria used in previous dataset. (Entries:<text:s/>65)</text:p>
        </text:list-item>
        <text:list-item>
          <text:p text:style-name="P6">Update the latest data of Stars, commits, Lines of Code and Architectural development detail to revise and update the previous dataset.</text:p>
        </text:list-item>
      </text:list>
      <text:list text:style-name="LFO2" text:continue-numbering="true">
        <text:list-item>
          <text:p text:style-name="P7">Update<text:s/>lines of code (LOC) through a process that involves cloning a GitHub project and utilizing the "CLOC" tool in Git Bash commands to determine the number of lines of code in both Python scripts and Jupiter notebooks.</text:p>
        </text:list-item>
      </text:list>
      <text:p text:style-name="P8">Phase II: Reclassifying and Emerging Datasets<text:s/>(Completed)</text:p>
      <text:p text:style-name="P9">Objectives:<text:s/></text:p>
      <text:list text:style-name="LFO4" text:continue-numbering="true">
        <text:list-item>
          <text:p text:style-name="P10">After revision of previous dataset, 8-dimensions architecture rule will be applied on each individual entry to reclassify them “Engineered ML projects” from non-engineered by inspecting their development and vice-versa</text:p>
        </text:list-item>
        <text:list-item>
          <text:p text:style-name="P11">Then, after curing the previous dataset. A new dataset will emerge with a revised one in the final (.csv) file. Which will provide more precise and up-to-date resources for researchers.<text:s/></text:p>
        </text:list-item>
      </text:list>
      <text:p text:style-name="P12">Phase III: Finalizing Research Report.</text:p>
      <text:p text:style-name="P13">Objectives:</text:p>
      <text:list text:style-name="LFO5" text:continue-numbering="true">
        <text:list-item>
          <text:p text:style-name="P14">Addressed the research questions regarding categorization criteria, fulfillment of dimensions, methodology application, and dataset modification impact.</text:p>
        </text:list-item>
        <text:list-item>
          <text:p text:style-name="P15">Compile the findings and outcomes into a research report for MSR and MLR researcher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ilal</meta:initial-creator>
    <dc:creator>BILAL HAIDER</dc:creator>
    <meta:creation-date>2024-01-19T00:53:00Z</meta:creation-date>
    <dc:date>2024-01-19T00:53:00Z</dc:date>
    <meta:template xlink:href="Normal.dotm" xlink:type="simple"/>
    <meta:editing-cycles>11</meta:editing-cycles>
    <meta:editing-duration>PT0S</meta:editing-duration>
    <meta:document-statistic meta:page-count="1" meta:paragraph-count="2" meta:word-count="218" meta:character-count="1462" meta:row-count="10" meta:non-whitespace-character-count="1246"/>
  </office:meta>
</office:document-meta>
</file>